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a5143" officeooo:paragraph-rsid="000a5143" style:font-weight-asian="bold" style:font-weight-complex="bold"/>
    </style:style>
    <style:style style:name="P2" style:family="paragraph" style:parent-style-name="Standard">
      <style:paragraph-properties fo:text-align="start" style:justify-single-word="false"/>
      <style:text-properties fo:font-weight="bold" officeooo:rsid="000a5143" officeooo:paragraph-rsid="000a5143" style:font-weight-asian="bold" style:font-weight-complex="bold"/>
    </style:style>
    <style:style style:name="P3" style:family="paragraph" style:parent-style-name="Standard">
      <style:paragraph-properties fo:margin-top="0.101cm" fo:margin-bottom="0.101cm" loext:contextual-spacing="false" fo:text-align="start" style:justify-single-word="false"/>
      <style:text-properties fo:font-weight="bold" officeooo:rsid="000a5143" officeooo:paragraph-rsid="000a5143" style:font-weight-asian="bold" style:font-weight-complex="bold"/>
    </style:style>
    <style:style style:name="P4" style:family="paragraph" style:parent-style-name="Standard" style:list-style-name="L2">
      <style:paragraph-properties fo:margin-top="0.101cm" fo:margin-bottom="0.101cm" loext:contextual-spacing="false" fo:text-align="start" style:justify-single-word="false"/>
      <style:text-properties fo:font-weight="bold" officeooo:rsid="000b3fbb" officeooo:paragraph-rsid="000b3fbb" style:font-weight-asian="bold" style:font-weight-complex="bold"/>
    </style:style>
    <style:style style:name="P5" style:family="paragraph" style:parent-style-name="Standard" style:list-style-name="L2">
      <style:paragraph-properties fo:margin-top="0.101cm" fo:margin-bottom="0.101cm" loext:contextual-spacing="false" fo:text-align="start" style:justify-single-word="false"/>
      <style:text-properties fo:font-weight="bold" officeooo:rsid="000ccd2c" officeooo:paragraph-rsid="000ccd2c" style:font-weight-asian="bold" style:font-weight-complex="bold"/>
    </style:style>
    <style:style style:name="P6" style:family="paragraph" style:parent-style-name="Standard">
      <style:paragraph-properties fo:margin-top="0.101cm" fo:margin-bottom="0.101cm" loext:contextual-spacing="false" fo:text-align="start" style:justify-single-word="false"/>
      <style:text-properties fo:font-weight="bold" officeooo:rsid="000ccd2c" officeooo:paragraph-rsid="000ccd2c" style:font-weight-asian="bold" style:font-weight-complex="bold"/>
    </style:style>
    <style:style style:name="P7" style:family="paragraph" style:parent-style-name="Standard">
      <style:paragraph-properties fo:margin-top="0.101cm" fo:margin-bottom="0.101cm" loext:contextual-spacing="false" fo:text-align="start" style:justify-single-word="false"/>
      <style:text-properties fo:font-weight="bold" officeooo:rsid="000ccd2c" officeooo:paragraph-rsid="000e0bad" style:font-weight-asian="bold" style:font-weight-complex="bold"/>
    </style:style>
    <style:style style:name="P8" style:family="paragraph" style:parent-style-name="Standard" style:list-style-name="L4">
      <style:paragraph-properties fo:margin-top="0.101cm" fo:margin-bottom="0.101cm" loext:contextual-spacing="false" fo:text-align="start" style:justify-single-word="false"/>
      <style:text-properties fo:font-weight="bold" officeooo:rsid="000ccd2c" officeooo:paragraph-rsid="000e0bad" style:font-weight-asian="bold" style:font-weight-complex="bold"/>
    </style:style>
    <style:style style:name="P9" style:family="paragraph" style:parent-style-name="Standard" style:list-style-name="L2">
      <style:paragraph-properties fo:margin-top="0.101cm" fo:margin-bottom="0.101cm" loext:contextual-spacing="false" fo:text-align="start" style:justify-single-word="false"/>
      <style:text-properties fo:font-weight="normal" officeooo:rsid="000a5143" officeooo:paragraph-rsid="000a5143" style:font-weight-asian="normal" style:font-weight-complex="normal"/>
    </style:style>
    <style:style style:name="P10" style:family="paragraph" style:parent-style-name="Standard">
      <style:paragraph-properties fo:margin-top="0.101cm" fo:margin-bottom="0.101cm" loext:contextual-spacing="false" fo:text-align="start" style:justify-single-word="false"/>
      <style:text-properties fo:font-weight="normal" officeooo:rsid="000ccd2c" officeooo:paragraph-rsid="000ccd2c" style:font-weight-asian="normal" style:font-weight-complex="normal"/>
    </style:style>
    <style:style style:name="P11" style:family="paragraph">
      <loext:graphic-properties draw:fill="none" draw:fill-color="#ffffff"/>
    </style:style>
    <style:style style:name="T1" style:family="text">
      <style:text-properties fo:font-weight="normal" style:font-weight-asian="normal" style:font-weight-complex="normal"/>
    </style:style>
    <style:style style:name="T2" style:family="text">
      <style:text-properties fo:font-weight="normal" officeooo:rsid="000ccd2c" style:font-weight-asian="normal" style:font-weight-complex="normal"/>
    </style:style>
    <style:style style:name="T3" style:family="text">
      <style:text-properties officeooo:rsid="000b3fbb"/>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t Application</text:p>
      <text:p text:style-name="P2"/>
      <text:p text:style-name="P3">Abstract :</text:p>
      <text:p text:style-name="P3"><text:tab/><text:span text:style-name="T1">It is a general purpose Chatting Application which can be used to communication. It uses Client Server Architecture to provide a peer to peer connection between two users where server works as a mediator and stores the messages transferred between users to the database. As the authentication is necessary for every user to access the previous communication data and also to send a message to any user, It ensures the data privacy and Integrity.</text:span></text:p>
      <text:p text:style-name="P3"><text:span text:style-name="T1"/></text:p>
      <text:p text:style-name="P3">Fuctionality :</text:p>
      <text:list xml:id="list390063566" text:style-name="L2">
        <text:list-item>
          <text:p text:style-name="P9"><text:span text:style-name="T4">New user Registration :</text:span> A non registerd user first have to fill the essensial personal details, choose a unique username, <text:span text:style-name="T3">set up the password and press the register button. Data goes to the server and after varifying the data server stores user data to the database and sends a success message. Server sends a failure message if data is not valid.</text:span></text:p>
        </text:list-item>
        <text:list-item>
          <text:p text:style-name="P4">Login :<text:span text:style-name="T1"> Register user can login to system with proper username and password. Server varifies the authentication details and take the appropriate decision whether to give access or not.</text:span></text:p>
        </text:list-item>
        <text:list-item>
          <text:p text:style-name="P4">Easy Access to recently connected users : <text:span text:style-name="T1">After login a user can see the list of recently contacted users in the homepage and can select any of them to start communication.</text:span></text:p>
        </text:list-item>
        <text:list-item>
          <text:p text:style-name="P4">Search new users :<text:span text:style-name="T1"> User can select any other user by entering his/her name to the search box. If the user with entered username does not exists then an error message is displayed.</text:span></text:p>
        </text:list-item>
        <text:list-item>
          <text:p text:style-name="P4">Send and Recieve messages : <text:span text:style-name="T1">Users can send/recieve messages to/from other users. A message in the form of object containing nessecary information about message such as sender name, reciever name, content, time etc sends to server when user clicks send button. Server </text:span><text:span text:style-name="T2">checks for reciever, whether connected or not, and forword message to reciever in valid case, and stores the message to the database for future access. Reciever recieves message in real time. In a case if reciever is busy in chatting with some other contacts, he/she recieves a notification about new message.</text:span></text:p>
        </text:list-item>
        <text:list-item>
          <text:p text:style-name="P5">Logout :<text:span text:style-name="T1"> Whenever a user logouts, he/she disconnected from the server. Then all the message sent to him saved to database without forwording.</text:span></text:p>
        </text:list-item>
      </text:list>
      <text:p text:style-name="P6"><text:span text:style-name="T1"/></text:p>
      <text:p text:style-name="P6">Real world usecase :</text:p>
      <text:p text:style-name="P10"><text:tab/>It can be a usefull messaging app which connects people. </text:p>
      <text:p text:style-name="P10"/>
      <text:p text:style-name="P7">Limitations :</text:p>
      <text:list xml:id="list1852676968" text:style-name="L4">
        <text:list-item>
          <text:p text:style-name="P8"><text:span text:style-name="T1">Works on TCP/IP, all the users and server have to be connected with wired technology, does not works with wireless connection.</text:span></text:p>
        </text:list-item>
        <text:list-item>
          <text:p text:style-name="P8"><draw:frame text:anchor-type="paragraph" draw:z-index="0" draw:name="Shape1" draw:style-name="gr1" draw:text-style-name="P11" svg:width="8.044cm" svg:height="1.191cm" svg:x="9.4cm" svg:y="4.262cm"><draw:text-box><text:p>Prepared By : Shivank Shukla (M180257CA)</text:p></draw:text-box></draw:frame><text:span text:style-name="T1">Group communication feature is not availab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7T07:10:26.167018730</meta:creation-date>
    <dc:date>2019-11-07T07:47:17.869613538</dc:date>
    <meta:editing-duration>PT4M10S</meta:editing-duration>
    <meta:editing-cycles>1</meta:editing-cycles>
    <meta:document-statistic meta:table-count="0" meta:image-count="0" meta:object-count="0" meta:page-count="1" meta:paragraph-count="15" meta:word-count="401" meta:character-count="2355" meta:non-whitespace-character-count="1974"/>
    <meta:generator>LibreOffice/6.0.7.3$Linux_X86_64 LibreOffice_project/00m0$Build-3</meta:generator>
  </office:meta>
</office:document-meta>
</file>